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2170c7" officeooo:paragraph-rsid="002170c7"/>
    </style:style>
    <style:style style:name="P2" style:family="paragraph" style:parent-style-name="Standard">
      <style:text-properties fo:font-size="14pt" fo:font-weight="bold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normal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line-height="150%"/>
      <style:text-properties fo:font-size="14pt" fo:font-weight="normal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19fdab" officeooo:paragraph-rsid="0019fdab" style:font-size-asian="12.25pt" style:font-weight-asian="normal" style:font-size-complex="14pt" style:font-weight-complex="normal"/>
    </style:style>
    <style:style style:name="P6" style:family="paragraph" style:parent-style-name="Standard">
      <style:text-properties style:font-name="Times New Roman1" fo:font-size="14pt" fo:font-weight="normal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line-height="150%"/>
      <style:text-properties style:font-name="Times New Roman1" fo:font-size="14pt" fo:font-weight="normal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line-height="150%"/>
      <style:text-properties style:font-name="Times New Roman1" fo:font-size="14pt" fo:font-weight="normal" officeooo:paragraph-rsid="0016d4bb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line-height="150%"/>
      <style:text-properties style:font-name="Times New Roman1" fo:font-size="14pt" fo:font-weight="normal" officeooo:paragraph-rsid="001a4804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line-height="150%"/>
      <style:text-properties style:font-name="Times New Roman1" fo:font-size="14pt" style:text-underline-style="none" fo:font-weight="normal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150%"/>
      <style:text-properties style:font-name="Times New Roman1" fo:font-size="14pt" style:text-underline-style="none" fo:font-weight="normal" officeooo:paragraph-rsid="0019fdab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150%"/>
      <style:text-properties style:font-name="Times New Roman1" fo:font-size="14pt" style:text-underline-style="none" fo:font-weight="normal" officeooo:paragraph-rsid="001f6cde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line-height="150%"/>
      <style:text-properties style:font-name="Times New Roman1" fo:font-size="14pt" style:text-underline-style="none" fo:font-weight="normal" officeooo:paragraph-rsid="00205974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line-height="150%"/>
      <style:text-properties fo:color="#808080" style:font-name="Times New Roman1" fo:font-size="12pt" style:text-underline-style="none" fo:font-weight="normal" officeooo:rsid="0021cb81" officeooo:paragraph-rsid="0021cb81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Times New Roman1" fo:font-size="14pt" fo:font-weight="normal" style:font-size-asian="12.25pt" style:font-weight-asian="normal" style:font-size-complex="14pt" style:font-weight-complex="normal"/>
    </style:style>
    <style:style style:name="P16" style:family="paragraph" style:parent-style-name="Standard">
      <style:text-properties style:font-name="Times New Roman1" fo:font-size="14pt" fo:font-weight="normal" officeooo:rsid="00169d78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line-height="150%"/>
      <style:text-properties style:font-name="Times New Roman1" fo:font-size="14pt" fo:font-weight="normal" officeooo:paragraph-rsid="00319273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line-height="150%"/>
      <style:text-properties style:font-name="Times New Roman1" fo:font-size="14pt" fo:font-weight="normal" officeooo:paragraph-rsid="00333884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line-height="150%"/>
      <style:text-properties style:font-name="Times New Roman1" fo:font-size="14pt" fo:font-weight="normal" officeooo:paragraph-rsid="0018b797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line-height="150%"/>
      <style:text-properties style:font-name="Times New Roman1" fo:font-size="14pt" style:text-underline-style="none" fo:font-weight="normal" officeooo:rsid="0016d4bb" officeooo:paragraph-rsid="0016d4bb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line-height="150%"/>
      <style:text-properties style:font-name="Times New Roman1" fo:font-size="14pt" style:text-underline-style="none" fo:font-weight="normal" officeooo:rsid="001e08c9" officeooo:paragraph-rsid="00205974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line-height="150%"/>
      <style:text-properties style:font-name="Times New Roman1" fo:font-size="14pt" style:text-underline-style="none" fo:font-weight="normal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line-height="150%"/>
      <style:text-properties style:font-name="Times New Roman1" fo:font-size="14pt" style:text-underline-style="none" fo:font-weight="normal" officeooo:paragraph-rsid="002ff43c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line-height="150%"/>
      <style:text-properties style:font-name="Times New Roman1" fo:font-size="14pt" style:text-underline-style="none" fo:font-weight="normal" officeooo:paragraph-rsid="00319273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line-height="150%"/>
      <style:text-properties style:font-name="Times New Roman1" fo:font-size="14pt" style:text-underline-style="none" fo:font-weight="normal" officeooo:paragraph-rsid="00333884" style:font-size-asian="12.25pt" style:font-weight-asian="normal" style:font-size-complex="14pt" style:font-weight-complex="normal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ize="9pt" style:font-size-asian="9pt" style:font-size-complex="9pt"/>
    </style:style>
    <style:style style:name="T3" style:family="text">
      <style:text-properties style:font-name="Times New Roman1" fo:font-size="9pt" officeooo:rsid="00262fff" style:font-size-asian="9pt" style:font-size-complex="9pt"/>
    </style:style>
    <style:style style:name="T4" style:family="text">
      <style:text-properties style:font-name="Times New Roman1" style:font-name-asian="Times New Roman1" style:font-name-complex="Times New Roman1"/>
    </style:style>
    <style:style style:name="T5" style:family="text">
      <style:text-properties style:font-name="Times New Roman1" fo:font-weight="bold" style:font-weight-asian="bold" style:font-weight-complex="bold"/>
    </style:style>
    <style:style style:name="T6" style:family="text">
      <style:text-properties style:font-name="Times New Roman1" officeooo:rsid="00262fff"/>
    </style:style>
    <style:style style:name="T7" style:family="text">
      <style:text-properties style:text-position="sub 58%" fo:background-color="transparent"/>
    </style:style>
    <style:style style:name="T8" style:family="text">
      <style:text-properties officeooo:rsid="00169d78"/>
    </style:style>
    <style:style style:name="T9" style:family="text">
      <style:text-properties officeooo:rsid="0016d4bb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16d4bb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style:text-underline-style="none" officeooo:rsid="0018b797"/>
    </style:style>
    <style:style style:name="T14" style:family="text">
      <style:text-properties officeooo:rsid="0018b797"/>
    </style:style>
    <style:style style:name="T15" style:family="text">
      <style:text-properties officeooo:rsid="001bd93c"/>
    </style:style>
    <style:style style:name="T16" style:family="text">
      <style:text-properties officeooo:rsid="001e08c9"/>
    </style:style>
    <style:style style:name="T17" style:family="text">
      <style:text-properties officeooo:rsid="00205974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6c66a" style:font-weight-asian="bold" style:font-weight-complex="bold"/>
    </style:style>
    <style:style style:name="T20" style:family="text">
      <style:text-properties fo:font-weight="bold" officeooo:rsid="0016d4bb" style:font-weight-asian="bold" style:font-weight-complex="bold"/>
    </style:style>
    <style:style style:name="T21" style:family="text">
      <style:text-properties officeooo:rsid="0026c6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udprotokoll: ________________________________<text:tab/> <text:s text:c="8"/>am _______________</text:p>
      <text:p text:style-name="P2"/>
      <text:p text:style-name="P4"><text:span text:style-name="T18">Schüttung</text:span>: <text:tab/>…..............................................<text:tab/><text:tab/>…....<text:tab/>kg<text:tab/>Gesamtschüttung:</text:p>
      <text:p text:style-name="P4"><text:tab/><text:tab/>…..............................................<text:tab/><text:tab/>…....<text:tab/>kg<text:tab/><text:span text:style-name="T4">∑ = …............... kg</text:span></text:p>
      <text:p text:style-name="P4"><text:tab/><text:tab/>…..............................................<text:tab/><text:tab/>….... <text:tab/>kg</text:p>
      <text:p text:style-name="P4"><text:tab/><text:tab/>…..............................................<text:tab/><text:tab/>….... <text:tab/>kg</text:p>
      <text:p text:style-name="P4"><text:tab/><text:tab/>…..............................................<text:tab/><text:tab/>…....<text:tab/>kg</text:p>
      <text:p text:style-name="P3"/>
      <text:p text:style-name="P5"><text:tab/>Angestrebte Stammwürze: …........... °P</text:p>
      <text:p text:style-name="P4"/>
      <text:p text:style-name="P4"><text:span text:style-name="T18">Hopfung: </text:span><text:tab/>Aromahopfen:<text:tab/>…............................................... <text:s text:c="4"/>…..... g <text:s text:c="3"/>…....% <text:bookmark-start text:name="__DdeLink__0_372489483"/><text:span text:style-name="T1">α</text:span><text:bookmark-end text:name="__DdeLink__0_372489483"/></text:p>
      <text:p text:style-name="P7"><text:tab/><text:tab/>Bitterhopfen:<text:tab/>…............................................... <text:s text:c="4"/>…..... g <text:s text:c="3"/>…....% α</text:p>
      <text:p text:style-name="P6"><text:tab/><text:tab/><text:tab/><text:span text:style-name="T8">Errechnete Bittere: ….......... IBU</text:span></text:p>
      <text:p text:style-name="P16"/>
      <text:p text:style-name="P16"/>
      <text:p text:style-name="P3"><text:span text:style-name="T5">Bierhefe:</text:span><text:span text:style-name="T1"><text:tab/>….............................................. </text:span><text:span text:style-name="T6">(…............................................)</text:span></text:p>
      <text:p text:style-name="P6"/>
      <text:p text:style-name="P6"/>
      <text:p text:style-name="P6"><text:span text:style-name="T19">Maischen</text:span>:</text:p>
      <text:p text:style-name="P6"/>
      <text:p text:style-name="P7"><text:tab/>….... l bei 55 °C vorlegen um ….......... Uhr.</text:p>
      <text:p text:style-name="P7"><text:tab/><text:tab/>Gesamtvolumen ~..........l.</text:p>
      <text:p text:style-name="P7"><text:tab/>1. Kochmaische:</text:p>
      <text:p text:style-name="P7"><text:tab/><text:tab/>(65°C – 55°C) / (90 – 55°C) x ........ l=0,29 x …..... l = …......... l</text:p>
      <text:p text:style-name="P7"><text:tab/><text:tab/>…....... l Dickmaische für ….......... Minuten kochen:</text:p>
      <text:p text:style-name="P7"><text:tab/><text:tab/>Kochen von ….......... - ….......... Uhr.</text:p>
      <text:p text:style-name="P7"><text:tab/><text:tab/>Mischtemperatur: ….......... °C.</text:p>
      <text:p text:style-name="P7"><text:tab/>2. Kochmaische:</text:p>
      <text:p text:style-name="P7"><text:tab/><text:tab/>(72°C - …....... °C) / ( 90 - …....... °C) x ….......... l = ….......... l</text:p>
      <text:p text:style-name="P7"><text:tab/><text:tab/>…....... l Dickmaische für ….......... Minuten kochen:</text:p>
      <text:p text:style-name="P7"><text:tab/><text:tab/>Kochen von ….......... - ….......... Uhr.</text:p>
      <text:p text:style-name="P7"><text:tab/><text:tab/>Mischtemperatur: ….......... °C.</text:p>
      <text:p text:style-name="P9"><text:tab/></text:p>
      <text:p text:style-name="P9"><text:soft-page-break/><text:tab/>3. Kochmaische:</text:p>
      <text:p text:style-name="P7"><text:tab/><text:tab/>(78°C - …....... °C) / (90 - …........ °C) x ….......... l = ….......... l</text:p>
      <text:p text:style-name="P7"><text:tab/><text:tab/>…....... l Läutermaische für ….......... Minuten kochen:</text:p>
      <text:p text:style-name="P7"><text:tab/><text:tab/>Kochen von ….......... -….......... Uhr.</text:p>
      <text:p text:style-name="P7"><text:tab/><text:tab/>Mischtemperatur: ….......... °C.</text:p>
      <text:p text:style-name="P7"><text:tab/><text:tab/>15 Minuten Rast.</text:p>
      <text:p text:style-name="P7"><text:tab/>Jodprobe:<text:tab/>O <text:span text:style-name="T15">positiv<text:tab/></text:span><text:tab/>O <text:span text:style-name="T15">negativ</text:span></text:p>
      <text:p text:style-name="P7"><text:tab/>Abmaischen um ….......... Uhr.</text:p>
      <text:p text:style-name="P7"><text:tab/>Kommentar:<text:tab/><text:tab/>________________________________________________</text:p>
      <text:p text:style-name="P7"><text:tab/><text:tab/>__________________________________________________________</text:p>
      <text:p text:style-name="P17"><text:tab/><text:tab/>__________________________________________________________</text:p>
      <text:p text:style-name="P17"><text:tab/><text:tab/>__________________________________________________________</text:p>
      <text:p text:style-name="P17"><text:tab/><text:tab/>__________________________________________________________</text:p>
      <text:p text:style-name="P7"/>
      <text:p text:style-name="P7"><text:span text:style-name="T20">L</text:span><text:span text:style-name="T18">äutern</text:span> von <text:bookmark-start text:name="__DdeLink__503_763359994"/>…..........<text:bookmark-end text:name="__DdeLink__503_763359994"/> - ….......... Uhr.</text:p>
      <text:p text:style-name="P8"><text:tab/><text:span text:style-name="T9">Vorderwürze: ca. </text:span><text:span text:style-name="T11">….......... l.</text:span></text:p>
      <text:p text:style-name="P8"><text:span text:style-name="T9"><text:tab/><text:tab/>1. Nachguss: </text:span><text:span text:style-name="T11">….......... l.</text:span></text:p>
      <text:p text:style-name="P20"><text:tab/><text:tab/>2. Nachguss: ….......... l.</text:p>
      <text:p text:style-name="P20"><text:tab/><text:tab/><text:tab/>Aufhacken: <text:tab/>O <text:s/>ja<text:tab/><text:tab/>O <text:s/>nein</text:p>
      <text:p text:style-name="P20"><text:tab/><text:tab/>3. Nachguss: ….......... l.</text:p>
      <text:p text:style-name="P10"><text:tab/><text:tab/><text:tab/><text:span text:style-name="T9">W</text:span>ürze: ….......... °P bei …..........°C =&gt; ….......... °P</text:p>
      <text:p text:style-name="P10"><text:tab/><text:tab/><text:tab/>Glattwasser: ….......... °P bei ….......... °C =&gt; ….......... °P</text:p>
      <text:p text:style-name="P10"><text:tab/>Kommentar:<text:tab/><text:tab/>________________________________________________</text:p>
      <text:p text:style-name="P25"><text:tab/><text:tab/>__________________________________________________________</text:p>
      <text:p text:style-name="P18"><text:tab/><text:tab/>__________________________________________________________</text:p>
      <text:p text:style-name="P18"><text:tab/><text:tab/>__________________________________________________________</text:p>
      <text:p text:style-name="P25"><text:span text:style-name="T18"><text:tab/><text:tab/>__________________________________________________________</text:span><text:tab/><text:tab/>__________________________________________________________</text:p>
      <text:p text:style-name="P18"><text:tab/><text:tab/>__________________________________________________________</text:p>
      <text:p text:style-name="P19"><text:soft-page-break/><text:span text:style-name="T12">Würzekochen</text:span><text:span text:style-name="T10"> für ….......... Minuten </text:span><text:span text:style-name="T13">von ….......... - ….......... Uhr.</text:span></text:p>
      <text:p text:style-name="P10"><text:tab/><text:tab/>Bitterhopfengabe: ….......... Uhr.</text:p>
      <text:p text:style-name="P10"><text:tab/><text:tab/>Aromahopfengabe: ….......... Uhr.</text:p>
      <text:p text:style-name="P11"><text:tab/>Kommentar:<text:tab/><text:tab/>________________________________________________</text:p>
      <text:p text:style-name="P25"><text:span text:style-name="T18"><text:tab/><text:tab/>__________________________________________________________</text:span><text:tab/><text:tab/>__________________________________________________________</text:p>
      <text:p text:style-name="P25"><text:tab/><text:tab/>__________________________________________________________</text:p>
      <text:p text:style-name="P11"/>
      <text:p text:style-name="P10"><text:span text:style-name="T18">Wirpoolrast</text:span> von ….......... - ….......... Uhr.</text:p>
      <text:p text:style-name="P11"><text:tab/><text:tab/>Ausschlagwürze: ….......... °P bei ….......... °C =&gt; ….......... °P</text:p>
      <text:p text:style-name="P13"><text:tab/><text:tab/><text:span text:style-name="T17">Verdünnen: (….......... l * ….......... °P ) / ….......... °P = ….......... l</text:span></text:p>
      <text:p text:style-name="P12"><text:tab/><text:tab/><text:span text:style-name="T16">Sudhausausbeute: ….......... % mit ….......... l.</text:span></text:p>
      <text:p text:style-name="P21"><text:tab/><text:tab/>Geschätzter Alkoholgehalt: ….......... %Vol.</text:p>
      <text:p text:style-name="P11"><text:tab/><text:tab/>Hefegabe und O<text:span text:style-name="T7">2</text:span> gabe um ….......... Uhr.</text:p>
      <text:p text:style-name="P25"><text:tab/>Kommentar:<text:tab/><text:tab/>________________________________________________<text:line-break/><text:tab/><text:span text:style-name="T18"><text:tab/>__________________________________________________________</text:span><text:tab/><text:tab/>__________________________________________________________</text:p>
      <text:p text:style-name="P25"><text:tab/><text:tab/>__________________________________________________________</text:p>
      <text:p text:style-name="P25"><text:span text:style-name="T18"><text:tab/><text:tab/>__________________________________________________________</text:span><text:tab/><text:tab/>__________________________________________________________</text:p>
      <text:p text:style-name="P25"><text:tab/><text:tab/>__________________________________________________________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http://fabier.de/biercalcs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ejaVu Sans Condens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170c7" officeooo:paragraph-rsid="002170c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04T11:56:08</meta:creation-date>
    <dc:date>2013-11-20T10:31:08.475353385</dc:date>
    <meta:editing-duration>PT1H46M42S</meta:editing-duration>
    <meta:editing-cycles>44</meta:editing-cycles>
    <meta:generator>LibreOffice/4.1.3.2$Linux_X86_64 LibreOffice_project/410m0$Build-2</meta:generator>
    <meta:document-statistic meta:table-count="0" meta:image-count="0" meta:object-count="0" meta:page-count="3" meta:paragraph-count="69" meta:word-count="303" meta:character-count="3836" meta:non-whitespace-character-count="3441"/>
  </office:meta>
</office:document-meta>
</file>